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Linienspitzen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5cm" svg:height="1.25cm" svg:x="0.25cm" svg:y="0.25cm">
          <text:p text:style-name="P1">Git Repository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5cm" svg:height="1.25cm" svg:x="0.25cm" svg:y="2.5cm">
          <text:p text:style-name="P1">TeamCity 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.25cm" svg:x="0.75cm" svg:y="5.25cm">
          <text:p text:style-name="P1">Build Agen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.25cm" svg:x="0.5cm" svg:y="5cm">
          <text:p text:style-name="P1">Git Reposit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5.5cm" svg:height="1.25cm" svg:x="0.25cm" svg:y="4.75cm">
          <text:p text:style-name="P1">Build Agents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3cm" svg:y1="2.5cm" svg:x2="3cm" svg:y2="1.5cm" draw:start-shape="id1" draw:start-glue-point="0" draw:end-shape="id2" draw:end-glue-point="2" svg:d="M3000 2500v-501 2-501" svg:viewBox="0 0 1 1001">
          <text:p/>
        </draw:connector>
        <draw:connector draw:style-name="gr3" draw:text-style-name="P3" draw:layer="layout" draw:type="lines" svg:x1="3cm" svg:y1="4.75cm" svg:x2="3cm" svg:y2="3.75cm" draw:start-shape="id3" draw:start-glue-point="0" draw:end-shape="id1" draw:end-glue-point="2" svg:d="M3000 4750v-501 2-501" svg:viewBox="0 0 1 1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3cm" fo:page-height="6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23:38:49.948102189</meta:creation-date>
    <dc:date>2024-07-23T23:12:27.379184771</dc:date>
    <meta:editing-duration>PT10M11S</meta:editing-duration>
    <meta:editing-cycles>3</meta:editing-cycles>
    <meta:generator>LibreOffice/7.6.7.2$Linux_X86_64 LibreOffice_project/60$Build-2</meta:generator>
    <meta:print-date>2024-07-23T23:11:09.312128898</meta:print-date>
    <meta:printed-by>PDF-Dateien</meta:printed-by>
    <meta:document-statistic meta:object-count="7"/>
  </office:meta>
</office:document-meta>
</file>